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E80000104009F53385661F9B1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cm" svg:stroke-color="#ffffff" draw:marker-start-width="0.655cm" draw:marker-end="Arrow" draw:marker-end-width="0.755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18cm" svg:height="27.699cm" svg:x="0.02cm" svg:y="0.001cm">
          <draw:image xlink:href="Pictures/10000000000008E80000104009F53385661F9B19.jpg" xlink:type="simple" xlink:show="embed" xlink:actuate="onLoad">
            <text:p/>
          </draw:image>
        </draw:frame>
        <draw:line draw:style-name="gr2" draw:text-style-name="P2" draw:layer="layout" svg:x1="14.5cm" svg:y1="18.8cm" svg:x2="1.2cm" svg:y2="24.4cm">
          <text:p/>
        </draw:line>
        <draw:line draw:style-name="gr2" draw:text-style-name="P2" draw:layer="layout" svg:x1="13.4cm" svg:y1="18.2cm" svg:x2="0.5cm" svg:y2="23.5cm">
          <text:p/>
        </draw:line>
        <draw:line draw:style-name="gr2" draw:text-style-name="P2" draw:layer="layout" svg:x1="15.2cm" svg:y1="19.7cm" svg:x2="2.3cm" svg:y2="2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2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06T22:53:46.410000000</dc:date>
    <meta:editing-duration>PT3M42S</meta:editing-duration>
    <meta:editing-cycles>1</meta:editing-cycles>
    <meta:document-statistic meta:object-count="4"/>
    <meta:generator>LibreOffice/5.1.2.2$Windows_x86 LibreOffice_project/d3bf12ecb743fc0d20e0be0c58ca359301eb705f</meta:generator>
  </office:meta>
</office:document-meta>
</file>